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 table:number-columns-repeated="7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6"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03:40:08.475307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02-12T03:43:21.861791445</dc:date>
    <meta:editing-cycles>171</meta:editing-cycles>
    <meta:editing-duration>P5DT10H50M10S</meta:editing-duration>
    <meta:generator>LibreOffice/7.6.4.1$Linux_X86_64 LibreOffice_project/60$Build-1</meta:generator>
    <meta:document-statistic meta:table-count="1" meta:cell-count="24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